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XmlBootstrapper.getDefaultContextLoaderClas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XmlBootstrapper.processMergedContextConfiguration( MergedContextConfiguration merged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asicSpringVintag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